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149f1b" officeooo:paragraph-rsid="00149f1b"/>
    </style:style>
    <style:style style:name="P2" style:family="paragraph" style:parent-style-name="Standard">
      <style:text-properties fo:font-weight="bold" officeooo:rsid="00149f1b" officeooo:paragraph-rsid="00149f1b" style:font-weight-asian="bold" style:font-weight-complex="bold"/>
    </style:style>
    <style:style style:name="P3" style:family="paragraph" style:parent-style-name="Standard">
      <style:text-properties fo:font-weight="normal" officeooo:rsid="00149f1b" officeooo:paragraph-rsid="00149f1b"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49f1b" style:font-weight-asian="bold" style:font-weight-complex="bold"/>
    </style:style>
    <style:style style:name="T3" style:family="text">
      <style:text-properties style:text-position="super 58%"/>
    </style:style>
    <style:style style:name="T4"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2">EXECUTION TRACES</text:span></text:p>
      <text:p text:style-name="Standard"/>
      <text:p text:style-name="P2">1. ITERATIVE DEEPENING SEARCH:</text:p>
      <text:p text:style-name="P1"/>
      <text:p text:style-name="P1">The initial state :</text:p>
      <text:p text:style-name="P1"/>
      <text:p text:style-name="P1">--000--</text:p>
      <text:p text:style-name="P1">--0X0--</text:p>
      <text:p text:style-name="P1">00XXX00</text:p>
      <text:p text:style-name="P1">000X000</text:p>
      <text:p text:style-name="P1">000X000</text:p>
      <text:p text:style-name="P1">--000--</text:p>
      <text:p text:style-name="P1">--000--</text:p>
      <text:p text:style-name="P1"/>
      <text:p text:style-name="P1">The goal state:</text:p>
      <text:p text:style-name="P1"/>
      <text:p text:style-name="P1">--000--</text:p>
      <text:p text:style-name="P1">--000--</text:p>
      <text:p text:style-name="P1">0000000</text:p>
      <text:p text:style-name="P1">000X000</text:p>
      <text:p text:style-name="P1">0000000</text:p>
      <text:p text:style-name="P1">--000--</text:p>
      <text:p text:style-name="P1">--000--</text:p>
      <text:p text:style-name="P1"/>
      <text:p text:style-name="P1">When the limit is 0, the root node i.e. the initial state is checked for the goal state. Since it is not, the limit is incremented. The possible moves at this level that are generated by the program:</text:p>
      <text:p text:style-name="P1"/>
      <text:p text:style-name="P1">--000-- <text:s text:c="21"/></text:p>
      <text:p text:style-name="P1">--0X0--</text:p>
      <text:p text:style-name="P1">0X00X00</text:p>
      <text:p text:style-name="P1">000X000</text:p>
      <text:p text:style-name="P1">000X000</text:p>
      <text:p text:style-name="P1">--000--</text:p>
      <text:p text:style-name="P1">--000-- </text:p>
      <text:p text:style-name="P1"/>
      <text:p text:style-name="P1">--000--</text:p>
      <text:p text:style-name="P1">--0X0--</text:p>
      <text:p text:style-name="P1">00X00X0</text:p>
      <text:p text:style-name="P1">000X000</text:p>
      <text:p text:style-name="P1">000X000</text:p>
      <text:p text:style-name="P1">--000--</text:p>
      <text:p text:style-name="P1">--000--</text:p>
      <text:p text:style-name="P1"/>
      <text:p text:style-name="P1">--0X0--</text:p>
      <text:p text:style-name="P1">--000--</text:p>
      <text:p text:style-name="P1">00X0X00</text:p>
      <text:p text:style-name="P1">000X000</text:p>
      <text:p text:style-name="P1">000X000</text:p>
      <text:p text:style-name="P1">--000--</text:p>
      <text:p text:style-name="P1"><text:soft-page-break/>--000--</text:p>
      <text:p text:style-name="P1"/>
      <text:p text:style-name="P1"/>
      <text:p text:style-name="P1">--000--</text:p>
      <text:p text:style-name="P1">--0X0--</text:p>
      <text:p text:style-name="P1">00XXX00</text:p>
      <text:p text:style-name="P1">0000000</text:p>
      <text:p text:style-name="P1">0000000</text:p>
      <text:p text:style-name="P1">--0X0--</text:p>
      <text:p text:style-name="P1">--000--</text:p>
      <text:p text:style-name="P1"/>
      <text:p text:style-name="P1">The maximum depth searched for the goal state given this initial board is : 5.</text:p>
      <text:p text:style-name="P1"/>
      <text:p text:style-name="P2">2. A * with heuristic : Average distance between all the pegs on the board:</text:p>
      <text:p text:style-name="P1"/>
      <text:p text:style-name="P1">The initial state :</text:p>
      <text:p text:style-name="P1"/>
      <text:p text:style-name="P1">--000--</text:p>
      <text:p text:style-name="P1">--0X0--</text:p>
      <text:p text:style-name="P1">00XXX00</text:p>
      <text:p text:style-name="P1">000X000</text:p>
      <text:p text:style-name="P1">000X000</text:p>
      <text:p text:style-name="P1">--000--</text:p>
      <text:p text:style-name="P1">--000--</text:p>
      <text:p text:style-name="P1"/>
      <text:p text:style-name="P1">The goal state:</text:p>
      <text:p text:style-name="P1"/>
      <text:p text:style-name="P1">--000--</text:p>
      <text:p text:style-name="P1">--000--</text:p>
      <text:p text:style-name="P1">0000000</text:p>
      <text:p text:style-name="P1">000X000</text:p>
      <text:p text:style-name="P1">0000000</text:p>
      <text:p text:style-name="P1">--000--</text:p>
      <text:p text:style-name="P1">--000--</text:p>
      <text:p text:style-name="P1"/>
      <text:p text:style-name="P1">The possible <text:s/>moves generated from the initial state:</text:p>
      <text:p text:style-name="P1"/>
      <text:p text:style-name="P1">--000-- <text:s text:c="21"/></text:p>
      <text:p text:style-name="P1">--0X0--</text:p>
      <text:p text:style-name="P1">0X00X00</text:p>
      <text:p text:style-name="P1">000X000</text:p>
      <text:p text:style-name="P1">000X000</text:p>
      <text:p text:style-name="P1">--000--</text:p>
      <text:p text:style-name="P1">--000-- </text:p>
      <text:p text:style-name="P1"/>
      <text:p text:style-name="P1">--000--</text:p>
      <text:p text:style-name="P1">--0X0--</text:p>
      <text:p text:style-name="P1">00X00X0</text:p>
      <text:p text:style-name="P1">000X000</text:p>
      <text:p text:style-name="P1"><text:soft-page-break/>000X000</text:p>
      <text:p text:style-name="P1">--000--</text:p>
      <text:p text:style-name="P1">--000--</text:p>
      <text:p text:style-name="P1"/>
      <text:p text:style-name="P1">--0X0--</text:p>
      <text:p text:style-name="P1">--000--</text:p>
      <text:p text:style-name="P1">00X0X00</text:p>
      <text:p text:style-name="P1">000X000</text:p>
      <text:p text:style-name="P1">000X000</text:p>
      <text:p text:style-name="P1">--000--</text:p>
      <text:p text:style-name="P1">--000--</text:p>
      <text:p text:style-name="P1"/>
      <text:p text:style-name="P1"/>
      <text:p text:style-name="P1">--000--</text:p>
      <text:p text:style-name="P1">--0X0--</text:p>
      <text:p text:style-name="P1">00XXX00</text:p>
      <text:p text:style-name="P1">0000000</text:p>
      <text:p text:style-name="P1">0000000</text:p>
      <text:p text:style-name="P1">--0X0--</text:p>
      <text:p text:style-name="P1">--000--</text:p>
      <text:p text:style-name="P1"/>
      <text:p text:style-name="P1">The program would pick the 4<text:span text:style-name="T3">th</text:span> state as the next move. </text:p>
      <text:p text:style-name="P1"/>
      <text:p text:style-name="P1"><text:span text:style-name="T1">3. <text:s/>A * with heuristic : Number of Isolated Pegs on the board:</text:span></text:p>
      <text:p text:style-name="P1"/>
      <text:p text:style-name="P1">The initial state :</text:p>
      <text:p text:style-name="P1"/>
      <text:p text:style-name="P1">--000--</text:p>
      <text:p text:style-name="P1">--0X0--</text:p>
      <text:p text:style-name="P1">00XXX00</text:p>
      <text:p text:style-name="P1">000X000</text:p>
      <text:p text:style-name="P1">000X000</text:p>
      <text:p text:style-name="P1">--000--</text:p>
      <text:p text:style-name="P1">--000--</text:p>
      <text:p text:style-name="P1"/>
      <text:p text:style-name="P1">The goal state:</text:p>
      <text:p text:style-name="P1"/>
      <text:p text:style-name="P1">--000--</text:p>
      <text:p text:style-name="P1">--000--</text:p>
      <text:p text:style-name="P1">0000000</text:p>
      <text:p text:style-name="P1">000X000</text:p>
      <text:p text:style-name="P1">0000000</text:p>
      <text:p text:style-name="P1">--000--</text:p>
      <text:p text:style-name="P1">--000--</text:p>
      <text:p text:style-name="P1"/>
      <text:p text:style-name="P1"/>
      <text:p text:style-name="P1"/>
      <text:p text:style-name="P1"/>
      <text:p text:style-name="P1"/>
      <text:p text:style-name="P1"><text:soft-page-break/></text:p>
      <text:p text:style-name="P1"/>
      <text:p text:style-name="P1">The possible <text:s/>moves generated from the initial state:</text:p>
      <text:p text:style-name="P1"/>
      <text:p text:style-name="P1">--000-- <text:s text:c="21"/></text:p>
      <text:p text:style-name="P1">--0X0--</text:p>
      <text:p text:style-name="P1">0X00X00</text:p>
      <text:p text:style-name="P1">000X000</text:p>
      <text:p text:style-name="P1">000X000</text:p>
      <text:p text:style-name="P1">--000--</text:p>
      <text:p text:style-name="P1">--000-- </text:p>
      <text:p text:style-name="P1"/>
      <text:p text:style-name="P1">--000--</text:p>
      <text:p text:style-name="P1">--0X0--</text:p>
      <text:p text:style-name="P1">00X00X0</text:p>
      <text:p text:style-name="P1">000X000</text:p>
      <text:p text:style-name="P1">000X000</text:p>
      <text:p text:style-name="P1">--000--</text:p>
      <text:p text:style-name="P1">--000--</text:p>
      <text:p text:style-name="P1"/>
      <text:p text:style-name="P1">--0X0--</text:p>
      <text:p text:style-name="P1">--000--</text:p>
      <text:p text:style-name="P1">00X0X00</text:p>
      <text:p text:style-name="P1">000X000</text:p>
      <text:p text:style-name="P1">000X000</text:p>
      <text:p text:style-name="P1">--000--</text:p>
      <text:p text:style-name="P1">--000--</text:p>
      <text:p text:style-name="P1"/>
      <text:p text:style-name="P1"/>
      <text:p text:style-name="P1">--000--</text:p>
      <text:p text:style-name="P1">--0X0--</text:p>
      <text:p text:style-name="P1">00XXX00</text:p>
      <text:p text:style-name="P1">0000000</text:p>
      <text:p text:style-name="P1">0000000</text:p>
      <text:p text:style-name="P1">--0X0--</text:p>
      <text:p text:style-name="P3">--000--</text:p>
      <text:p text:style-name="P3"/>
      <text:p text:style-name="P3">From the all the possible moves, the 4<text:span text:style-name="T3">th</text:span> state will be picked by the progarm.</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23:12:23.845604570</meta:creation-date>
    <dc:date>2015-02-28T23:25:02.912835295</dc:date>
    <meta:editing-duration>P0D</meta:editing-duration>
    <meta:editing-cycles>1</meta:editing-cycles>
    <meta:document-statistic meta:table-count="0" meta:image-count="0" meta:object-count="0" meta:page-count="4" meta:paragraph-count="142" meta:word-count="348" meta:character-count="1863" meta:non-whitespace-character-count="1544"/>
    <meta:generator>LibreOffice/4.2.7.2$Linux_X86_64 LibreOffice_project/420m0$Build-2</meta:generator>
  </office:meta>
</office:document-meta>
</file>